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 style:master-page-name="Standard1">
      <style:paragraph-properties style:page-number="auto"/>
      <style:text-properties text:display="none"/>
    </style:style>
    <style:style style:name="P2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42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a935da"/>
    </style:style>
    <style:style style:name="P5" style:family="paragraph" style:parent-style-name="Heading_20_1" style:list-style-name="">
      <style:paragraph-properties fo:line-height="150%" fo:text-align="start" style:justify-single-word="false">
        <style:tab-stops/>
      </style:paragraph-properties>
    </style:style>
    <style:style style:name="P6" style:family="paragraph" style:parent-style-name="Heading_20_1" style:master-page-name="Druhy">
      <style:paragraph-properties style:page-number="1"/>
    </style:style>
    <style:style style:name="P7" style:family="paragraph" style:parent-style-name="Standard">
      <style:text-properties officeooo:rsid="006624ff"/>
    </style:style>
    <style:style style:name="P8" style:family="paragraph" style:parent-style-name="Standard">
      <style:text-properties officeooo:rsid="006624ff" officeooo:paragraph-rsid="006624ff"/>
    </style:style>
    <style:style style:name="P9" style:family="paragraph" style:parent-style-name="Standard" style:master-page-name="Treti">
      <style:paragraph-properties style:page-number="auto"/>
      <style:text-properties officeooo:rsid="008c59fd" officeooo:paragraph-rsid="00895c23"/>
    </style:style>
    <style:style style:name="P10" style:family="paragraph" style:parent-style-name="Standard">
      <style:text-properties officeooo:rsid="008c59fd" officeooo:paragraph-rsid="00895c23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50211455936" text:id="ct50211455936">
          <text:insertion>
            <office:change-info>
              <dc:creator>Unknown Author</dc:creator>
              <dc:date>2026-01-27T19:32:4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/>
        <text:table-of-content text:style-name="Sect1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 text:protected="true">
              <text:p text:style-name="Contents_20_Heading">Table of Contents</text:p>
            </text:index-title>
            <text:p text:style-name="P2"><text:a xlink:type="simple" xlink:href="#__RefHeading___Toc1214_3699553880" office:name="Úvod" text:style-name="Index_20_Link" text:visited-style-name="Index_20_Link">1 Úvod<text:tab/>4</text:a></text:p>
            <text:p text:style-name="P3"><text:a xlink:type="simple" xlink:href="#__RefHeading___Toc1369_3699553880" office:name="Adam" text:style-name="Index_20_Link" text:visited-style-name="Index_20_Link">1.1 Adam<text:tab/>4</text:a></text:p>
            <text:p text:style-name="P2"><text:a xlink:type="simple" xlink:href="#__RefHeading___Toc1216_3699553880" office:name="Efektivní řízení hospitalizačních procesů a optimalizace lůžkových kapacit" text:style-name="Index_20_Link" text:visited-style-name="Index_20_Link">2 Efektivní řízení hospitalizačních procesů a optimalizace lůžkových kapacit<text:tab/>5</text:a></text:p>
            <text:p text:style-name="P2"><text:a xlink:type="simple" xlink:href="#__RefHeading___Toc1218_3699553880" office:name="Psychosociální podpora jako klíčový faktor v péči o pacienty" text:style-name="Index_20_Link" text:visited-style-name="Index_20_Link">3 Psychosociální podpora jako klíčový faktor v péči o pacienty<text:tab/>10</text:a></text:p>
            <text:p text:style-name="P3"><text:a xlink:type="simple" xlink:href="#__RefHeading___Toc1220_3699553880" office:name="Pokroky ve výzkumu genetických biomarkerů" text:style-name="Index_20_Link" text:visited-style-name="Index_20_Link">3.1 Pokroky ve výzkumu genetických biomarkerů<text:tab/>10</text:a></text:p>
            <text:p text:style-name="P3"><text:a xlink:type="simple" xlink:href="#__RefHeading___Toc1222_3699553880" office:name="Personalizované přístupy k léčbě neurodegenerativních onemocnění" text:style-name="Index_20_Link" text:visited-style-name="Index_20_Link">3.2 Personalizované přístupy k léčbě neurodegenerativních onemocnění<text:tab/>11</text:a></text:p>
          </text:index-body>
        </text:table-of-content>
        <text:h text:style-name="P4" text:outline-level="2" text:is-list-header="true"><text:soft-page-break/></text:h>
        <text:p text:style-name="desky-fakulta">Desky</text:p>
        <text:p text:style-name="desky-nazev-prace">DVA</text:p>
        <text:p text:style-name="desky-rok-a-jmeno">ROK A JMENO</text:p>
        <text:p text:style-name="uvodni-tema"><text:soft-page-break/>UVODNI TEMA</text:p>
        <text:p text:style-name="uvodni-autor">Uvodni AUTOR</text:p>
        <text:h text:style-name="P5" text:outline-level="1"/>
        <text:h text:style-name="P6" text:outline-level="1">Úvod</text:h>
        <text:p text:style-name="Standard">Dlouhodobé ekonomické benefity zahrnují snížení nákladů na hospitalizace a redukci neúčinných terapií. Ačkoli má tato technologie obrovský potenciál, její aplikace vyžaduje pečlivou kontrolu a validaci. Soudobý vývoj v oblasti personalizované medicíny umožňuje lépe přizpůsobit léčbu individuálním potřebám pacientů. Díky dobře koordinovanému týmu se zvyšuje nejen účinnost léčby, ale také komfort pacientů.</text:p>
        <text:p text:style-name="Standard">Důsledná ochrana citlivých informací je klíčová pro udržení důvěry veřejnosti v digitální nástroje ve zdravotnictví. Kardiovaskulární onemocnění, cukrovka a rakovina patří mezi nejčastější choroby, jejichž prevence může zachránit tisíce životů. Nicméně, efektivní vedení multidisciplinárního týmu vyžaduje pokročilé organizační schopnosti a jasnou strategii řízení. Využití telemedicíny a digitálních zdravotnických technologií zlepšuje dostupnost zdravotní péče zejména v odlehlých <text:span text:style-name="T1">regionech.</text:span></text:p>
        <text:p text:style-name="Standard">Chirurgické inovace</text:p>
        <text:p text:style-name="Standard">Laparoskopické a robotické techniky</text:p>
        <text:p text:style-name="Standard">Nové metody hojení ran</text:p>
        <text:p text:style-name="Standard">Fyzioterapie a rehabilitace</text:p>
        <text:p text:style-name="Standard">Cvičení pro udržení mobility</text:p>
        <text:p text:style-name="Standard">Terapie zaměřené na rovnováhu</text:p>
        <text:p text:style-name="Standard">Urologická vyšetření</text:p>
        <text:p text:style-name="Standard">Ultrazvuk ledvin a močového měchýře</text:p>
        <text:p text:style-name="Standard">Prostatický specifický antigen (PSA) test</text:p>
        <text:p text:style-name="Standard">Cystoskopie</text:p>
        <text:p text:style-name="Standard">Uroflowmetrie</text:p>
        <text:h text:style-name="Heading_20_1" text:outline-level="1">Závěr</text:h>
        <text:p text:style-name="P7">Prevence nemocí se stále více dostává do popředí zájmu zdravotnických systémů po celém světě. Buněčné terapie představují inovativní přístup k léčbě neurodegenerativních onemocnění. Zavedení digitálních zdravotních asistentů s využitím AI zlepšuje management chronických onemocnění a podporu pacientů v domácí péči. Pokročilé zobrazovací techniky umožňují detailní analýzu anatomických struktur s vysokým rozlišením. Přestože tato technologie výrazně zlepšuje výsledky v určitých typech zákroků, její vysoká pořizovací cena a náklady na školení personálu představují limitaci, která brání širokému zavedení ve všech zdravotnických zařízeních.<text:change-start text:change-id="ct50211455936"/></text:p>
        <text:p text:style-name="P8"><text:change-end text:change-id="ct50211455936"/></text:p>
        <text:p text:style-name="P8"/>
        <text:p text:style-name="P8"/>
        <text:p text:style-name="P8"/>
        <text:p text:style-name="P9">awdawdalkwd</text:p>
        <text:p text:style-name="P10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start" style:justify-single-word="false" style:page-number="auto" fo:break-before="page">
        <style:tab-stops/>
      </style:paragraph-properties>
      <style:text-properties fo:text-transform="uppercase" style:font-name="Times New Roman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 style:master-page-name="">
      <style:paragraph-properties fo:margin-left="1.27cm" fo:margin-top="0cm" fo:margin-bottom="0.212cm" style:contextual-spacing="false" fo:text-indent="-0.635cm" style:auto-text-indent="false" style:page-number="auto"/>
      <style:text-properties fo:font-size="11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sky-fakulta" style:family="paragraph" style:parent-style-name="Contents_20_Heading" style:master-page-name="">
      <style:paragraph-properties fo:text-align="center" style:justify-single-word="false" style:page-number="auto"/>
      <style:text-properties fo:text-transform="uppercase" style:font-name="Times New Roman" fo:font-family="'Times New Roman'" style:font-style-name="Bold" style:font-family-generic="roman" style:font-pitch="variable" fo:font-size="18pt"/>
    </style:style>
    <style:style style:name="desky-nazev-prace" style:family="paragraph" style:parent-style-name="desky-fakulta">
      <style:paragraph-properties fo:margin-left="0cm" fo:margin-top="7.05cm" fo:margin-bottom="0.21cm" style:contextual-spacing="false"/>
      <style:text-properties style:font-name="Times New Roman" fo:font-family="'Times New Roman'" style:font-style-name="Bold" style:font-family-generic="roman" style:font-pitch="variable"/>
    </style:style>
    <style:style style:name="desky-rok-a-jmeno" style:family="paragraph" style:parent-style-name="Contents_20_Heading" style:master-page-name="">
      <style:paragraph-properties fo:margin-left="0cm" fo:margin-top="10.58cm" fo:margin-bottom="0.21cm" style:contextual-spacing="false" fo:text-align="center" style:justify-single-word="false" style:page-number="auto">
        <style:tab-stops>
          <style:tab-stop style:position="2cm"/>
          <style:tab-stop style:position="13.989cm" style:type="right"/>
        </style:tab-stops>
      </style:paragraph-properties>
      <style:text-properties fo:text-transform="uppercase" style:font-name="Times New Roman" fo:font-family="'Times New Roman'" style:font-style-name="Bold" style:font-family-generic="roman" style:font-pitch="variable" fo:font-size="14pt"/>
    </style:style>
    <style:style style:name="uvodni-tema" style:family="paragraph" style:parent-style-name="desky-fakulta">
      <style:paragraph-properties fo:margin-top="7.05cm" fo:margin-bottom="0.21cm" style:contextual-spacing="false"/>
      <style:text-properties fo:font-size="2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uvodni-autor" style:family="paragraph" style:parent-style-name="desky-rok-a-jmeno">
      <style:paragraph-properties fo:margin-top="1.071cm" fo:margin-bottom="0.21cm" style:contextual-spacing="false"/>
      <style:text-properties fo:font-size="20pt" officeooo:rsid="00bda2c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e56ea5" officeooo:paragraph-rsid="00e56ea5"/>
    </style:style>
    <style:style style:name="MP2" style:family="paragraph" style:parent-style-name="Footer">
      <style:text-properties officeooo:paragraph-rsid="009ade57"/>
    </style:style>
    <style:style style:name="MP3" style:family="paragraph" style:parent-style-name="Header">
      <style:text-properties officeooo:rsid="005fcfd7" officeooo:paragraph-rsid="005fcf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1" style:page-layout-name="Mpm2" draw:style-name="Mdp1">
      <style:header>
        <text:p text:style-name="Header"/>
      </style:header>
    </style:master-page>
    <style:master-page style:name="Druhy" style:page-layout-name="Mpm3" draw:style-name="Mdp1">
      <style:header>
        <text:p text:style-name="MP1">Zahlavi</text:p>
      </style:header>
      <style:header-first>
        <text:p text:style-name="Header_20_left"/>
      </style:header-first>
      <style:footer>
        <text:p text:style-name="Footer"><text:page-number text:select-page="current">2</text:page-number></text:p>
      </style:footer>
      <style:footer-first>
        <text:p text:style-name="MP2"><text:page-number text:select-page="current">1</text:page-number></text:p>
      </style:footer-first>
    </style:master-page>
    <style:master-page style:name="Treti" style:page-layout-name="Mpm4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Ctrvrty" style:page-layout-name="Mpm3" draw:style-name="Mdp1">
      <style:header>
        <text:p text:style-name="MP3">awdaw</text:p>
      </style:header>
      <style:header-first>
        <text:p text:style-name="MP3">awdaw</text:p>
      </style:header-first>
      <style:footer>
        <text:p text:style-name="Footer"><text:page-number text:select-page="current">0</text:page-number></text:p>
      </style:footer>
      <style:footer-first>
        <text:p text:style-name="Footer"><text:page-number text:select-page="current">0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dc:date>2026-02-17T11:59:08.894248000</dc:date>
    <meta:generator>LibreOffice/25.8.3.2$MacOSX_AARCH64 LibreOffice_project/8ca8d55c161d602844f5428fa4b58097424e324e</meta:generator>
    <meta:initial-creator/>
    <meta:creation-date>2025-12-28T20:01:58.000</meta:creation-date>
    <meta:keyword/>
    <meta:editing-duration>P3DT16H9M21S</meta:editing-duration>
    <meta:editing-cycles>164</meta:editing-cycles>
    <meta:document-statistic meta:table-count="0" meta:image-count="0" meta:object-count="0" meta:page-count="7" meta:paragraph-count="36" meta:word-count="289" meta:character-count="2205" meta:non-whitespace-character-count="1954"/>
    <meta:user-defined meta:name="Category"/>
    <meta:user-defined meta:name="Company"/>
    <meta:user-defined meta:name="IndividualWorkKey"/>
    <meta:user-defined meta:name="Manager"/>
  </office:meta>
</office:document-meta>
</file>